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b60f" officeooo:paragraph-rsid="001eb60f"/>
    </style:style>
    <style:style style:name="P2" style:family="paragraph" style:parent-style-name="Standard">
      <style:text-properties officeooo:paragraph-rsid="001eb60f"/>
    </style:style>
    <style:style style:name="P3" style:family="paragraph" style:parent-style-name="Standard">
      <style:text-properties officeooo:rsid="0021646b" officeooo:paragraph-rsid="0021646b"/>
    </style:style>
    <style:style style:name="P4" style:family="paragraph" style:parent-style-name="Standard">
      <style:text-properties fo:color="#000000" loext:opacity="100%" officeooo:rsid="0021646b" officeooo:paragraph-rsid="0021646b"/>
    </style:style>
    <style:style style:name="P5" style:family="paragraph" style:parent-style-name="Standard">
      <style:text-properties fo:color="#000000" loext:opacity="100%" style:text-line-through-style="solid" style:text-line-through-type="single" officeooo:rsid="0021646b" officeooo:paragraph-rsid="0021646b"/>
    </style:style>
    <style:style style:name="P6" style:family="paragraph" style:parent-style-name="Standard">
      <style:text-properties fo:color="#81d41a" loext:opacity="100%" officeooo:rsid="0021646b" officeooo:paragraph-rsid="0021646b"/>
    </style:style>
    <style:style style:name="P7" style:family="paragraph" style:parent-style-name="Standard">
      <style:text-properties fo:color="#000000" loext:opacity="100%" style:text-line-through-style="solid" style:text-line-through-type="single" officeooo:rsid="0021646b" officeooo:paragraph-rsid="0021646b"/>
    </style:style>
    <style:style style:name="T1" style:family="text">
      <style:text-properties officeooo:rsid="00232cb5"/>
    </style:style>
    <style:style style:name="T2" style:family="text">
      <style:text-properties officeooo:rsid="002403d1"/>
    </style:style>
    <style:style style:name="T3" style:family="text">
      <style:text-properties officeooo:rsid="0025d4e1"/>
    </style:style>
    <style:style style:name="T4" style:family="text">
      <style:text-properties officeooo:rsid="00270fca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232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/10/2022</text:p>
      <text:p text:style-name="P2">-Hacer repositorio, servicios y controladores de</text:p>
      <text:p text:style-name="Standard">FichaPersonaje</text:p>
      <text:p text:style-name="Standard">Habilidad</text:p>
      <text:p text:style-name="P3">-→HECHO</text:p>
      <text:p text:style-name="P6"/>
      <text:p text:style-name="P5"><text:span text:style-name="T1">Juntar en una rama los 3 proyectos</text:span><text:span text:style-name="T6">-</text:span></text:p>
      <text:p text:style-name="P5"><text:span text:style-name="T1">tutorial de angular</text:span></text:p>
      <text:p text:style-name="P5"><text:span text:style-name="T2">cambiar todas las url de la api por API/</text:span></text:p>
      <text:p text:style-name="P4">- <text:span text:style-name="T3">hacer parte angular usuarios, tabla añadir usuarios y to eso (mirar el mockup).</text:span></text:p>
      <text:p text:style-name="P4">- <text:span text:style-name="T4">voy a necesitar la plantilla usuario, y luego pedir y mostrar la lista de usuari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3T13:45:24.425000000</dc:date>
    <meta:editing-duration>PT4H11M59S</meta:editing-duration>
    <meta:editing-cycles>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0" meta:word-count="59" meta:character-count="347" meta:non-whitespace-character-count="298"/>
  </office:meta>
</office:document-meta>
</file>